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Komma" style:data-style-name="N4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5">
      <style:table-cell-properties fo:border="thin solid #000000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R_E in m</text:p>
          </table:table-cell>
          <table:table-cell office:value-type="float" office:value="6370000" table:style-name="ce3">
            <text:p><text:s/>6.370.0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6.6739999999999994E-11" table:formula="of:=6.674*10^-11" table:style-name="ce1">
            <text:p>6,674E-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 in m</text:p>
          </table:table-cell>
          <table:table-cell office:value-type="float" office:value="5.0549999999999997" table:style-name="ce1">
            <text:p>5,05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_1</text:p>
          </table:table-cell>
          <table:table-cell office:value-type="float" office:value="1.022" table:style-name="ce1">
            <text:p>1,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2</text:p>
          </table:table-cell>
          <table:table-cell office:value-type="float" office:value="1.073" table:style-name="ce1">
            <text:p>1,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3</text:p>
          </table:table-cell>
          <table:table-cell office:value-type="float" office:value="1.018" table:style-name="ce1">
            <text:p>1,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4</text:p>
          </table:table-cell>
          <table:table-cell office:value-type="float" office:value="0.97799999999999998" table:style-name="ce1">
            <text:p>0,9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5</text:p>
          </table:table-cell>
          <table:table-cell office:value-type="float" office:value="0.95799999999999996" table:style-name="ce1">
            <text:p>0,9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6</text:p>
          </table:table-cell>
          <table:table-cell office:value-type="float" office:value="0.995" table:style-name="ce1">
            <text:p>0,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7</text:p>
          </table:table-cell>
          <table:table-cell office:value-type="float" office:value="1.0489999999999999" table:style-name="ce1">
            <text:p>1,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8</text:p>
          </table:table-cell>
          <table:table-cell office:value-type="float" office:value="1.012" table:style-name="ce1">
            <text:p>1,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9</text:p>
          </table:table-cell>
          <table:table-cell office:value-type="float" office:value="0.96" table:style-name="ce2">
            <text:p>0,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10</text:p>
          </table:table-cell>
          <table:table-cell office:value-type="float" office:value="0.95199999999999996" table:style-name="ce1">
            <text:p>0,9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mean</text:p>
          </table:table-cell>
          <table:table-cell office:value-type="float" office:value="1.0017" table:formula="of:=AVERAGE([.B5:.B14])" table:style-name="ce1">
            <text:p>1,0017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Messwerte</text:p>
          </table:table-cell>
          <table:table-cell table:style-name="ce4"/>
          <table:table-cell office:value-type="string" table:style-name="ce4">
            <text:p>Literaturwer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 in kg</text:p>
          </table:table-cell>
          <table:table-cell office:value-type="float" office:value="6.1258797918793511E+24" table:formula="of:=(2*[.B1]^2*[.B3])/([.B2]*[.B15]^2)" table:style-name="ce4">
            <text:p>6,12588E+24</text:p>
          </table:table-cell>
          <table:table-cell table:style-name="ce4"/>
          <table:table-cell office:value-type="string" table:style-name="ce4">
            <text:p>5,972*10^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ho in g/cm^3</text:p>
          </table:table-cell>
          <table:table-cell office:value-type="float" office:value="5.6579820339293301" table:formula="of:=[.B19]/((4/3)*PI()*[.B1]^3)/1000" table:style-name="ce5">
            <text:p><text:s/>5,66<text:s text:c="3"/></text:p>
          </table:table-cell>
          <table:table-cell table:style-name="ce4"/>
          <table:table-cell office:value-type="float" office:value="5.51" table:style-name="ce4">
            <text:p>5,51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number:number-style style:name="N37">
      <number:number number:decimal-places="3" number:min-integer-digits="1"/>
    </number:number-style>
    <number:number-style style:name="N40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40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Komma" style:family="table-cell" style:data-style-name="N35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</dc:creator>
    <meta:creation-date>2009-04-16T11:32:48Z</meta:creation-date>
    <dc:date>2022-04-28T15:34:31Z</dc:dat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